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Rectangl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table:formula="of:=SQRT( ([.C4]-[.C5])^2 + ([.D4]-[.D5]) ^2)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float" office:value="13">
            <text:p>13</text:p>
          </table:table-cell>
          <table:table-cell table:formula="of:=SQRT( ([.C5]-[.C6])^2 + ([.D5]-[.D6]) ^2)" office:value-type="float" office:value="90">
            <text:p>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SQRT( ([.C6]-[.C4])^2 + ([.D6]-[.D4]) ^2)" office:value-type="float" office:value="127.279220613579">
            <text:p>127,279220613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6"/>
          <table:table-cell office:value-type="string">
            <text:p>total triangle pa</text:p>
          </table:table-cell>
          <table:table-cell/>
          <table:table-cell office:value-type="string">
            <text:p>total recta</text:p>
          </table:table-cell>
        </table:table-row>
        <table:table-row table:style-name="ro1">
          <table:table-cell table:number-columns-repeated="6"/>
          <table:table-cell table:formula="of:=SUM([.G4:.G6])" office:value-type="float" office:value="307.279220613579">
            <text:p>307,2792206136</text:p>
          </table:table-cell>
          <table:table-cell/>
          <table:table-cell table:formula="of:=2*(MAX([.C4:.C6])-MIN([.C4:.C6]))+2*(MAX([.D4:.D6])-MIN([.D4:.D6]))" office:value-type="float" office:value="360">
            <text:p>36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formula="of:=COMBIN([.A14];[.B14])" office:value-type="float" office:value="1313400">
            <text:p>1313400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22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5:44:59.63</meta:creation-date>
    <meta:generator>OpenOffice.org/3.4.1$Win32 OpenOffice.org_project/341m1$Build-9593</meta:generator>
    <dc:date>2012-11-11T22:43:07.27</dc:date>
    <meta:editing-duration>PT6H58M7S</meta:editing-duration>
    <meta:editing-cycles>1</meta:editing-cycles>
    <meta:document-statistic meta:table-count="3" meta:cell-count="22" meta:object-count="0"/>
  </office:meta>
</office:document-meta>
</file>